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pt" fo:text-indent="0pt" fo:widows="1"/>
      <style:text-properties fo:color="#000000" style:font-name="Arial" fo:text-transform="None" fo:font-size="10.0"/>
    </style:style>
  </office:automatic-styles>
  <office:body>
    <office:text text:use-soft-page-breaks="true">
      <text:p text:style-name="normal"><text:span text:style-name="T1">This document briefly shows a few of the ways of declaring colors in RML.</text:span></text:p>
      <text:p text:style-name="normal"><text:span text:style-name="T2">This text should be </text:span><text:span text:style-name="T3">red</text:span><text:span text:style-name="T4">, declared with &lt;font color="red"&gt;</text:span></text:p>
      <text:p text:style-name="normal"><text:span text:style-name="T5">This text should be </text:span><text:span text:style-name="T6">green</text:span><text:span text:style-name="T7">, declared with &lt;font color="#00ff00"&gt;</text:span></text:p>
      <text:p text:style-name="normal"><text:span text:style-name="T8">This text should be </text:span><text:span text:style-name="T9">blue</text:span><text:span text:style-name="T10">, declared with &lt;font color="(0.0,0.0,1.0)"&gt;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 fo:color="#ff0000"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 fo:color="#00ff00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 fo:color="#0000ff"/>
    </style:style>
    <style:style style:family="text" style:name="T10" style:display-name="T10">
      <style:text-properties/>
    </style:style>
  </office:styles>
  <office:automatic-styles>
    <style:page-layout style:name="Mpm1">
      <style:page-layout-properties fo:margin-right="0pt" fo:border="3pt" fo:margin-top="0pt" fo:page-width="612.0pt" fo:margin-left="72.0pt" fo:page-height="792.0pt" fo:margin-bottom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